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JhengHei" svg:font-family="'Microsoft Jheng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0.2mm"/>
    </style:style>
    <style:style style:name="co3" style:family="table-column">
      <style:table-column-properties fo:break-before="auto" style:column-width="9.7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dcdcdc" style:text-align-source="fix" style:repeat-content="false" fo:wrap-option="no-wrap" fo:border="1.5pt solid #ffffff" style:vertical-align="middle"/>
      <style:paragraph-properties fo:text-align="center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dcdcdc" fo:wrap-option="no-wrap" fo:border="1.5pt solid #ffffff"/>
    </style:style>
    <style:style style:name="ce4" style:family="table-cell" style:parent-style-name="Default" style:data-style-name="N100"/>
    <style:style style:name="ce5" style:family="table-cell" style:parent-style-name="Default">
      <style:table-cell-properties fo:background-color="transparent" fo:wrap-option="no-wrap" fo:border="1.5pt solid #ffffff"/>
    </style:style>
    <style:style style:name="ce6" style:family="table-cell" style:parent-style-name="Default">
      <style:table-cell-properties fo:background-color="transparent" fo:wrap-option="no-wrap" fo:border="none"/>
    </style:style>
    <style:style style:name="ce7" style:family="table-cell" style:parent-style-name="Default">
      <style:table-cell-properties fo:background-color="#dcdcdc" style:text-align-source="fix" style:repeat-content="false" fo:border="1.5pt solid #ffffff" style:vertical-align="middle"/>
      <style:paragraph-properties fo:text-align="center"/>
    </style:style>
    <style:style style:name="ce8" style:family="table-cell" style:parent-style-name="Default" style:data-style-name="N0">
      <style:table-cell-properties fo:background-color="transparent"/>
    </style:style>
    <style:style style:name="ce9" style:family="table-cell" style:parent-style-name="Default" style:data-style-name="N0"/>
    <style:style style:name="ce10" style:family="table-cell" style:parent-style-name="Default">
      <style:table-cell-properties fo:background-color="#dcdcdc" fo:border="1.5pt solid #ffffff"/>
    </style:style>
    <style:style style:name="ce11" style:family="table-cell" style:parent-style-name="Default">
      <style:table-cell-properties style:text-align-source="fix" style:repeat-content="false" fo:background-color="transparent" fo:border="1.5pt solid #ffffff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4"/>
        <table:table-column table:style-name="co2" table:default-cell-style-name="ce6"/>
        <table:table-column table:style-name="co2" table:default-cell-style-name="ce9"/>
        <table:table-column table:style-name="co2" table:number-columns-repeated="5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&lt;a class="page" href="M1548_</text:p>
          </table:table-cell>
          <table:table-cell table:style-name="ce1" office:value-type="string" calcext:value-type="string" table:number-columns-spanned="3" table:number-rows-spanned="1">
            <text:p>png</text:p>
          </table:table-cell>
          <table:covered-table-cell table:number-columns-repeated="2" table:style-name="ce3"/>
          <table:table-cell table:style-name="ce7" office:value-type="string" calcext:value-type="string" table:number-columns-spanned="2" table:number-rows-spanned="1">
            <text:p>suivante</text:p>
          </table:table-cell>
          <table:covered-table-cell table:style-name="ce10"/>
          <table:table-cell table:style-name="ce7" office:value-type="string" calcext:value-type="string" table:number-columns-spanned="2" table:number-rows-spanned="1">
            <text:p>précédente</text:p>
          </table:table-cell>
          <table:covered-table-cell table:style-name="ce10"/>
          <table:table-cell office:value-type="string" calcext:value-type="string">
            <text:p>combinaison</text:p>
          </table:table-cell>
          <table:table-cell/>
          <table:table-cell office:value-type="string" calcext:value-type="string">
            <text:p>menu</text:p>
          </table:table-cell>
          <table:table-cell office:value-type="string" calcext:value-type="string">
            <text:p>.html"&gt;</text:p>
          </table:table-cell>
        </table:table-row>
        <table:table-row table:style-name="ro1">
          <table:table-cell office:value-type="string" calcext:value-type="string">
            <text:p>.png"&gt;&lt;a class="page" href="M1548_</text:p>
          </table:table-cell>
          <table:table-cell table:style-name="ce2" table:number-columns-repeated="2"/>
          <table:table-cell table:style-name="ce5"/>
          <table:table-cell table:style-name="ce8"/>
          <table:table-cell table:style-name="ce2"/>
          <table:table-cell table:style-name="ce11"/>
          <table:table-cell table:style-name="ce2" table:number-columns-repeated="4"/>
          <table:table-cell/>
        </table:table-row>
        <table:table-row table:style-name="ro1">
          <table:table-cell/>
          <table:table-cell office:value-type="string" calcext:value-type="string">
            <text:p>&lt;img src="https://ch-hsueh.github.io/typemes-Meigret/facs/M1548/</text:p>
          </table:table-cell>
          <table:table-cell office:value-type="string" calcext:value-type="string">
            <text:p>001</text:p>
          </table:table-cell>
          <table:table-cell table:formula="of:=[.$A$2]" office:value-type="string" office:string-value=".png&quot;&gt;&lt;a class=&quot;page&quot; href=&quot;M1548_" calcext:value-type="string">
            <text:p>.png"&gt;&lt;a class="page" href="M1548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html"&gt;Page suivante&lt;/a&gt; - &lt;a class="page" href="M1548_1.html"&gt;Menu&lt;/a&gt; - &lt;a class="page" href="M1548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html"&gt;Page précédente&lt;/a&gt;</text:p>
          </table:table-cell>
          <table:table-cell table:formula="of:=[.B3]&amp;[.C3]&amp;[.D3]&amp;[.E3]&amp;[.F3]&amp;[.G3]&amp;[.H3]" office:value-type="string" office:string-value="&lt;img src=&quot;https://ch-hsueh.github.io/typemes-Meigret/facs/M1548/001.png&quot;&gt;&lt;a class=&quot;page&quot; href=&quot;M1548_3.html&quot;&gt;Page suivante&lt;/a&gt; - &lt;a class=&quot;page&quot; href=&quot;M1548_1.html&quot;&gt;Menu&lt;/a&gt; - &lt;a class=&quot;page&quot; href=&quot;M1548_1.html&quot;&gt;Page précédente&lt;/a&gt;" calcext:value-type="string">
            <text:p>&lt;img src="https://ch-hsueh.github.io/typemes-Meigret/facs/M1548/001.png"&gt;&lt;a class="page" href="M1548_3.html"&gt;Page suivante&lt;/a&gt; - &lt;a class="page" href="M1548_1.html"&gt;Menu&lt;/a&gt; - &lt;a class="page" href="M1548_1.html"&gt;Page précédente&lt;/a&gt;</text:p>
          </table:table-cell>
          <table:table-cell/>
          <table:table-cell table:formula="of:=&quot;&lt;p&gt;&quot;&amp;[.$A$1]&amp;[.E3]&amp;[.$L$1]&amp;&quot;Page &quot;&amp;[.C4]&amp;&quot;&lt;/a&gt;&lt;/p&gt;&quot;" office:value-type="string" office:string-value="&lt;p&gt;&lt;a class=&quot;page&quot; href=&quot;M1548_3.html&quot;&gt;Page 002&lt;/a&gt;&lt;/p&gt;" calcext:value-type="string">
            <text:p>&lt;p&gt;&lt;a class="page" href="M1548_3.html"&gt;Page 002&lt;/a&gt;&lt;/p&gt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&lt;img src="https://ch-hsueh.github.io/typemes-Meigret/facs/M1548/</text:p>
          </table:table-cell>
          <table:table-cell office:value-type="string" calcext:value-type="string">
            <text:p>002</text:p>
          </table:table-cell>
          <table:table-cell table:formula="of:=[.$A$2]" office:value-type="string" office:string-value=".png&quot;&gt;&lt;a class=&quot;page&quot; href=&quot;M1548_" calcext:value-type="string">
            <text:p>.png"&gt;&lt;a class="page" href="M1548_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.html"&gt;Page suivante&lt;/a&gt; - &lt;a class="page" href="M1548_1.html"&gt;Menu&lt;/a&gt; - &lt;a class="page" href="M1548_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html"&gt;Page précédente&lt;/a&gt;</text:p>
          </table:table-cell>
          <table:table-cell table:formula="of:=[.B4]&amp;[.C4]&amp;[.D4]&amp;[.E4]&amp;[.F4]&amp;[.G4]&amp;[.H4]" office:value-type="string" office:string-value="&lt;img src=&quot;https://ch-hsueh.github.io/typemes-Meigret/facs/M1548/002.png&quot;&gt;&lt;a class=&quot;page&quot; href=&quot;M1548_4.html&quot;&gt;Page suivante&lt;/a&gt; - &lt;a class=&quot;page&quot; href=&quot;M1548_1.html&quot;&gt;Menu&lt;/a&gt; - &lt;a class=&quot;page&quot; href=&quot;M1548_2.html&quot;&gt;Page précédente&lt;/a&gt;" calcext:value-type="string">
            <text:p>&lt;img src="https://ch-hsueh.github.io/typemes-Meigret/facs/M1548/002.png"&gt;&lt;a class="page" href="M1548_4.html"&gt;Page suivante&lt;/a&gt; - &lt;a class="page" href="M1548_1.html"&gt;Menu&lt;/a&gt; - &lt;a class="page" href="M1548_2.html"&gt;Page précédente&lt;/a&gt;</text:p>
          </table:table-cell>
          <table:table-cell/>
          <table:table-cell table:formula="of:=&quot;&lt;p&gt;&quot;&amp;[.$A$1]&amp;[.E4]&amp;[.$L$1]&amp;&quot;Page &quot;&amp;[.C5]&amp;&quot;&lt;/a&gt;&lt;/p&gt;&quot;" office:value-type="string" office:string-value="&lt;p&gt;&lt;a class=&quot;page&quot; href=&quot;M1548_4.html&quot;&gt;Page 003&lt;/a&gt;&lt;/p&gt;" calcext:value-type="string">
            <text:p>&lt;p&gt;&lt;a class="page" href="M1548_4.html"&gt;Page 003&lt;/a&gt;&lt;/p&gt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&lt;img src="https://ch-hsueh.github.io/typemes-Meigret/facs/M1548/</text:p>
          </table:table-cell>
          <table:table-cell office:value-type="string" calcext:value-type="string">
            <text:p>003</text:p>
          </table:table-cell>
          <table:table-cell table:formula="of:=[.$A$2]" office:value-type="string" office:string-value=".png&quot;&gt;&lt;a class=&quot;page&quot; href=&quot;M1548_" calcext:value-type="string">
            <text:p>.png"&gt;&lt;a class="page" href="M1548_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.html"&gt;Page suivante&lt;/a&gt; - &lt;a class="page" href="M1548_1.html"&gt;Menu&lt;/a&gt; - &lt;a class="page" href="M1548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html"&gt;Page précédente&lt;/a&gt;</text:p>
          </table:table-cell>
          <table:table-cell table:formula="of:=[.B5]&amp;[.C5]&amp;[.D5]&amp;[.E5]&amp;[.F5]&amp;[.G5]&amp;[.H5]" office:value-type="string" office:string-value="&lt;img src=&quot;https://ch-hsueh.github.io/typemes-Meigret/facs/M1548/003.png&quot;&gt;&lt;a class=&quot;page&quot; href=&quot;M1548_5.html&quot;&gt;Page suivante&lt;/a&gt; - &lt;a class=&quot;page&quot; href=&quot;M1548_1.html&quot;&gt;Menu&lt;/a&gt; - &lt;a class=&quot;page&quot; href=&quot;M1548_3.html&quot;&gt;Page précédente&lt;/a&gt;" calcext:value-type="string">
            <text:p>&lt;img src="https://ch-hsueh.github.io/typemes-Meigret/facs/M1548/003.png"&gt;&lt;a class="page" href="M1548_5.html"&gt;Page suivante&lt;/a&gt; - &lt;a class="page" href="M1548_1.html"&gt;Menu&lt;/a&gt; - &lt;a class="page" href="M1548_3.html"&gt;Page précédente&lt;/a&gt;</text:p>
          </table:table-cell>
          <table:table-cell/>
          <table:table-cell table:formula="of:=&quot;&lt;p&gt;&quot;&amp;[.$A$1]&amp;[.E5]&amp;[.$L$1]&amp;&quot;Page &quot;&amp;[.C6]&amp;&quot;&lt;/a&gt;&lt;/p&gt;&quot;" office:value-type="string" office:string-value="&lt;p&gt;&lt;a class=&quot;page&quot; href=&quot;M1548_5.html&quot;&gt;Page 004&lt;/a&gt;&lt;/p&gt;" calcext:value-type="string">
            <text:p>&lt;p&gt;&lt;a class="page" href="M1548_5.html"&gt;Page 004&lt;/a&gt;&lt;/p&gt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&lt;img src="https://ch-hsueh.github.io/typemes-Meigret/facs/M1548/</text:p>
          </table:table-cell>
          <table:table-cell office:value-type="string" calcext:value-type="string">
            <text:p>004</text:p>
          </table:table-cell>
          <table:table-cell table:formula="of:=[.$A$2]" office:value-type="string" office:string-value=".png&quot;&gt;&lt;a class=&quot;page&quot; href=&quot;M1548_" calcext:value-type="string">
            <text:p>.png"&gt;&lt;a class="page" href="M1548_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.html"&gt;Page suivante&lt;/a&gt; - &lt;a class="page" href="M1548_1.html"&gt;Menu&lt;/a&gt; - &lt;a class="page" href="M1548_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.html"&gt;Page précédente&lt;/a&gt;</text:p>
          </table:table-cell>
          <table:table-cell table:formula="of:=[.B6]&amp;[.C6]&amp;[.D6]&amp;[.E6]&amp;[.F6]&amp;[.G6]&amp;[.H6]" office:value-type="string" office:string-value="&lt;img src=&quot;https://ch-hsueh.github.io/typemes-Meigret/facs/M1548/004.png&quot;&gt;&lt;a class=&quot;page&quot; href=&quot;M1548_6.html&quot;&gt;Page suivante&lt;/a&gt; - &lt;a class=&quot;page&quot; href=&quot;M1548_1.html&quot;&gt;Menu&lt;/a&gt; - &lt;a class=&quot;page&quot; href=&quot;M1548_4.html&quot;&gt;Page précédente&lt;/a&gt;" calcext:value-type="string">
            <text:p>&lt;img src="https://ch-hsueh.github.io/typemes-Meigret/facs/M1548/004.png"&gt;&lt;a class="page" href="M1548_6.html"&gt;Page suivante&lt;/a&gt; - &lt;a class="page" href="M1548_1.html"&gt;Menu&lt;/a&gt; - &lt;a class="page" href="M1548_4.html"&gt;Page précédente&lt;/a&gt;</text:p>
          </table:table-cell>
          <table:table-cell/>
          <table:table-cell table:formula="of:=&quot;&lt;p&gt;&quot;&amp;[.$A$1]&amp;[.E6]&amp;[.$L$1]&amp;&quot;Page &quot;&amp;[.C7]&amp;&quot;&lt;/a&gt;&lt;/p&gt;&quot;" office:value-type="string" office:string-value="&lt;p&gt;&lt;a class=&quot;page&quot; href=&quot;M1548_6.html&quot;&gt;Page 005&lt;/a&gt;&lt;/p&gt;" calcext:value-type="string">
            <text:p>&lt;p&gt;&lt;a class="page" href="M1548_6.html"&gt;Page 005&lt;/a&gt;&lt;/p&gt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&lt;img src="https://ch-hsueh.github.io/typemes-Meigret/facs/M1548/</text:p>
          </table:table-cell>
          <table:table-cell office:value-type="string" calcext:value-type="string">
            <text:p>005</text:p>
          </table:table-cell>
          <table:table-cell table:formula="of:=[.$A$2]" office:value-type="string" office:string-value=".png&quot;&gt;&lt;a class=&quot;page&quot; href=&quot;M1548_" calcext:value-type="string">
            <text:p>.png"&gt;&lt;a class="page" href="M1548_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.html"&gt;Page suivante&lt;/a&gt; - &lt;a class="page" href="M1548_1.html"&gt;Menu&lt;/a&gt; - &lt;a class="page" href="M1548_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.html"&gt;Page précédente&lt;/a&gt;</text:p>
          </table:table-cell>
          <table:table-cell table:formula="of:=[.B7]&amp;[.C7]&amp;[.D7]&amp;[.E7]&amp;[.F7]&amp;[.G7]&amp;[.H7]" office:value-type="string" office:string-value="&lt;img src=&quot;https://ch-hsueh.github.io/typemes-Meigret/facs/M1548/005.png&quot;&gt;&lt;a class=&quot;page&quot; href=&quot;M1548_7.html&quot;&gt;Page suivante&lt;/a&gt; - &lt;a class=&quot;page&quot; href=&quot;M1548_1.html&quot;&gt;Menu&lt;/a&gt; - &lt;a class=&quot;page&quot; href=&quot;M1548_5.html&quot;&gt;Page précédente&lt;/a&gt;" calcext:value-type="string">
            <text:p>&lt;img src="https://ch-hsueh.github.io/typemes-Meigret/facs/M1548/005.png"&gt;&lt;a class="page" href="M1548_7.html"&gt;Page suivante&lt;/a&gt; - &lt;a class="page" href="M1548_1.html"&gt;Menu&lt;/a&gt; - &lt;a class="page" href="M1548_5.html"&gt;Page précédente&lt;/a&gt;</text:p>
          </table:table-cell>
          <table:table-cell/>
          <table:table-cell table:formula="of:=&quot;&lt;p&gt;&quot;&amp;[.$A$1]&amp;[.E7]&amp;[.$L$1]&amp;&quot;Page &quot;&amp;[.C8]&amp;&quot;&lt;/a&gt;&lt;/p&gt;&quot;" office:value-type="string" office:string-value="&lt;p&gt;&lt;a class=&quot;page&quot; href=&quot;M1548_7.html&quot;&gt;Page 006&lt;/a&gt;&lt;/p&gt;" calcext:value-type="string">
            <text:p>&lt;p&gt;&lt;a class="page" href="M1548_7.html"&gt;Page 006&lt;/a&gt;&lt;/p&gt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&lt;img src="https://ch-hsueh.github.io/typemes-Meigret/facs/M1548/</text:p>
          </table:table-cell>
          <table:table-cell office:value-type="string" calcext:value-type="string">
            <text:p>006</text:p>
          </table:table-cell>
          <table:table-cell table:formula="of:=[.$A$2]" office:value-type="string" office:string-value=".png&quot;&gt;&lt;a class=&quot;page&quot; href=&quot;M1548_" calcext:value-type="string">
            <text:p>.png"&gt;&lt;a class="page" href="M1548_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.html"&gt;Page suivante&lt;/a&gt; - &lt;a class="page" href="M1548_1.html"&gt;Menu&lt;/a&gt; - &lt;a class="page" href="M1548_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.html"&gt;Page précédente&lt;/a&gt;</text:p>
          </table:table-cell>
          <table:table-cell table:formula="of:=[.B8]&amp;[.C8]&amp;[.D8]&amp;[.E8]&amp;[.F8]&amp;[.G8]&amp;[.H8]" office:value-type="string" office:string-value="&lt;img src=&quot;https://ch-hsueh.github.io/typemes-Meigret/facs/M1548/006.png&quot;&gt;&lt;a class=&quot;page&quot; href=&quot;M1548_8.html&quot;&gt;Page suivante&lt;/a&gt; - &lt;a class=&quot;page&quot; href=&quot;M1548_1.html&quot;&gt;Menu&lt;/a&gt; - &lt;a class=&quot;page&quot; href=&quot;M1548_6.html&quot;&gt;Page précédente&lt;/a&gt;" calcext:value-type="string">
            <text:p>&lt;img src="https://ch-hsueh.github.io/typemes-Meigret/facs/M1548/006.png"&gt;&lt;a class="page" href="M1548_8.html"&gt;Page suivante&lt;/a&gt; - &lt;a class="page" href="M1548_1.html"&gt;Menu&lt;/a&gt; - &lt;a class="page" href="M1548_6.html"&gt;Page précédente&lt;/a&gt;</text:p>
          </table:table-cell>
          <table:table-cell/>
          <table:table-cell table:formula="of:=&quot;&lt;p&gt;&quot;&amp;[.$A$1]&amp;[.E8]&amp;[.$L$1]&amp;&quot;Page &quot;&amp;[.C9]&amp;&quot;&lt;/a&gt;&lt;/p&gt;&quot;" office:value-type="string" office:string-value="&lt;p&gt;&lt;a class=&quot;page&quot; href=&quot;M1548_8.html&quot;&gt;Page 007&lt;/a&gt;&lt;/p&gt;" calcext:value-type="string">
            <text:p>&lt;p&gt;&lt;a class="page" href="M1548_8.html"&gt;Page 007&lt;/a&gt;&lt;/p&gt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&lt;img src="https://ch-hsueh.github.io/typemes-Meigret/facs/M1548/</text:p>
          </table:table-cell>
          <table:table-cell office:value-type="string" calcext:value-type="string">
            <text:p>007</text:p>
          </table:table-cell>
          <table:table-cell table:formula="of:=[.$A$2]" office:value-type="string" office:string-value=".png&quot;&gt;&lt;a class=&quot;page&quot; href=&quot;M1548_" calcext:value-type="string">
            <text:p>.png"&gt;&lt;a class="page" href="M1548_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.html"&gt;Page suivante&lt;/a&gt; - &lt;a class="page" href="M1548_1.html"&gt;Menu&lt;/a&gt; - &lt;a class="page" href="M1548_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.html"&gt;Page précédente&lt;/a&gt;</text:p>
          </table:table-cell>
          <table:table-cell table:formula="of:=[.B9]&amp;[.C9]&amp;[.D9]&amp;[.E9]&amp;[.F9]&amp;[.G9]&amp;[.H9]" office:value-type="string" office:string-value="&lt;img src=&quot;https://ch-hsueh.github.io/typemes-Meigret/facs/M1548/007.png&quot;&gt;&lt;a class=&quot;page&quot; href=&quot;M1548_9.html&quot;&gt;Page suivante&lt;/a&gt; - &lt;a class=&quot;page&quot; href=&quot;M1548_1.html&quot;&gt;Menu&lt;/a&gt; - &lt;a class=&quot;page&quot; href=&quot;M1548_7.html&quot;&gt;Page précédente&lt;/a&gt;" calcext:value-type="string">
            <text:p>&lt;img src="https://ch-hsueh.github.io/typemes-Meigret/facs/M1548/007.png"&gt;&lt;a class="page" href="M1548_9.html"&gt;Page suivante&lt;/a&gt; - &lt;a class="page" href="M1548_1.html"&gt;Menu&lt;/a&gt; - &lt;a class="page" href="M1548_7.html"&gt;Page précédente&lt;/a&gt;</text:p>
          </table:table-cell>
          <table:table-cell/>
          <table:table-cell table:formula="of:=&quot;&lt;p&gt;&quot;&amp;[.$A$1]&amp;[.E9]&amp;[.$L$1]&amp;&quot;Page &quot;&amp;[.C10]&amp;&quot;&lt;/a&gt;&lt;/p&gt;&quot;" office:value-type="string" office:string-value="&lt;p&gt;&lt;a class=&quot;page&quot; href=&quot;M1548_9.html&quot;&gt;Page 008&lt;/a&gt;&lt;/p&gt;" calcext:value-type="string">
            <text:p>&lt;p&gt;&lt;a class="page" href="M1548_9.html"&gt;Page 008&lt;/a&gt;&lt;/p&gt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&lt;img src="https://ch-hsueh.github.io/typemes-Meigret/facs/M1548/</text:p>
          </table:table-cell>
          <table:table-cell office:value-type="string" calcext:value-type="string">
            <text:p>008</text:p>
          </table:table-cell>
          <table:table-cell table:formula="of:=[.$A$2]" office:value-type="string" office:string-value=".png&quot;&gt;&lt;a class=&quot;page&quot; href=&quot;M1548_" calcext:value-type="string">
            <text:p>.png"&gt;&lt;a class="page" href="M1548_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.html"&gt;Page suivante&lt;/a&gt; - &lt;a class="page" href="M1548_1.html"&gt;Menu&lt;/a&gt; - &lt;a class="page" href="M1548_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.html"&gt;Page précédente&lt;/a&gt;</text:p>
          </table:table-cell>
          <table:table-cell table:formula="of:=[.B10]&amp;[.C10]&amp;[.D10]&amp;[.E10]&amp;[.F10]&amp;[.G10]&amp;[.H10]" office:value-type="string" office:string-value="&lt;img src=&quot;https://ch-hsueh.github.io/typemes-Meigret/facs/M1548/008.png&quot;&gt;&lt;a class=&quot;page&quot; href=&quot;M1548_10.html&quot;&gt;Page suivante&lt;/a&gt; - &lt;a class=&quot;page&quot; href=&quot;M1548_1.html&quot;&gt;Menu&lt;/a&gt; - &lt;a class=&quot;page&quot; href=&quot;M1548_8.html&quot;&gt;Page précédente&lt;/a&gt;" calcext:value-type="string">
            <text:p>&lt;img src="https://ch-hsueh.github.io/typemes-Meigret/facs/M1548/008.png"&gt;&lt;a class="page" href="M1548_10.html"&gt;Page suivante&lt;/a&gt; - &lt;a class="page" href="M1548_1.html"&gt;Menu&lt;/a&gt; - &lt;a class="page" href="M1548_8.html"&gt;Page précédente&lt;/a&gt;</text:p>
          </table:table-cell>
          <table:table-cell/>
          <table:table-cell table:formula="of:=&quot;&lt;p&gt;&quot;&amp;[.$A$1]&amp;[.E10]&amp;[.$L$1]&amp;&quot;Page &quot;&amp;[.C11]&amp;&quot;&lt;/a&gt;&lt;/p&gt;&quot;" office:value-type="string" office:string-value="&lt;p&gt;&lt;a class=&quot;page&quot; href=&quot;M1548_10.html&quot;&gt;Page 009&lt;/a&gt;&lt;/p&gt;" calcext:value-type="string">
            <text:p>&lt;p&gt;&lt;a class="page" href="M1548_10.html"&gt;Page 009&lt;/a&gt;&lt;/p&gt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&lt;img src="https://ch-hsueh.github.io/typemes-Meigret/facs/M1548/</text:p>
          </table:table-cell>
          <table:table-cell office:value-type="string" calcext:value-type="string">
            <text:p>009</text:p>
          </table:table-cell>
          <table:table-cell table:formula="of:=[.$A$2]" office:value-type="string" office:string-value=".png&quot;&gt;&lt;a class=&quot;page&quot; href=&quot;M1548_" calcext:value-type="string">
            <text:p>.png"&gt;&lt;a class="page" href="M1548_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.html"&gt;Page suivante&lt;/a&gt; - &lt;a class="page" href="M1548_1.html"&gt;Menu&lt;/a&gt; - &lt;a class="page" href="M1548_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.html"&gt;Page précédente&lt;/a&gt;</text:p>
          </table:table-cell>
          <table:table-cell table:formula="of:=[.B11]&amp;[.C11]&amp;[.D11]&amp;[.E11]&amp;[.F11]&amp;[.G11]&amp;[.H11]" office:value-type="string" office:string-value="&lt;img src=&quot;https://ch-hsueh.github.io/typemes-Meigret/facs/M1548/009.png&quot;&gt;&lt;a class=&quot;page&quot; href=&quot;M1548_11.html&quot;&gt;Page suivante&lt;/a&gt; - &lt;a class=&quot;page&quot; href=&quot;M1548_1.html&quot;&gt;Menu&lt;/a&gt; - &lt;a class=&quot;page&quot; href=&quot;M1548_9.html&quot;&gt;Page précédente&lt;/a&gt;" calcext:value-type="string">
            <text:p>&lt;img src="https://ch-hsueh.github.io/typemes-Meigret/facs/M1548/009.png"&gt;&lt;a class="page" href="M1548_11.html"&gt;Page suivante&lt;/a&gt; - &lt;a class="page" href="M1548_1.html"&gt;Menu&lt;/a&gt; - &lt;a class="page" href="M1548_9.html"&gt;Page précédente&lt;/a&gt;</text:p>
          </table:table-cell>
          <table:table-cell/>
          <table:table-cell table:formula="of:=&quot;&lt;p&gt;&quot;&amp;[.$A$1]&amp;[.E11]&amp;[.$L$1]&amp;&quot;Page &quot;&amp;[.C12]&amp;&quot;&lt;/a&gt;&lt;/p&gt;&quot;" office:value-type="string" office:string-value="&lt;p&gt;&lt;a class=&quot;page&quot; href=&quot;M1548_11.html&quot;&gt;Page 010&lt;/a&gt;&lt;/p&gt;" calcext:value-type="string">
            <text:p>&lt;p&gt;&lt;a class="page" href="M1548_11.html"&gt;Page 010&lt;/a&gt;&lt;/p&gt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&lt;img src="https://ch-hsueh.github.io/typemes-Meigret/facs/M1548/</text:p>
          </table:table-cell>
          <table:table-cell office:value-type="string" calcext:value-type="string">
            <text:p>010</text:p>
          </table:table-cell>
          <table:table-cell table:formula="of:=[.$A$2]" office:value-type="string" office:string-value=".png&quot;&gt;&lt;a class=&quot;page&quot; href=&quot;M1548_" calcext:value-type="string">
            <text:p>.png"&gt;&lt;a class="page" href="M1548_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.html"&gt;Page suivante&lt;/a&gt; - &lt;a class="page" href="M1548_1.html"&gt;Menu&lt;/a&gt; - &lt;a class="page" href="M1548_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.html"&gt;Page précédente&lt;/a&gt;</text:p>
          </table:table-cell>
          <table:table-cell table:formula="of:=[.B12]&amp;[.C12]&amp;[.D12]&amp;[.E12]&amp;[.F12]&amp;[.G12]&amp;[.H12]" office:value-type="string" office:string-value="&lt;img src=&quot;https://ch-hsueh.github.io/typemes-Meigret/facs/M1548/010.png&quot;&gt;&lt;a class=&quot;page&quot; href=&quot;M1548_12.html&quot;&gt;Page suivante&lt;/a&gt; - &lt;a class=&quot;page&quot; href=&quot;M1548_1.html&quot;&gt;Menu&lt;/a&gt; - &lt;a class=&quot;page&quot; href=&quot;M1548_10.html&quot;&gt;Page précédente&lt;/a&gt;" calcext:value-type="string">
            <text:p>&lt;img src="https://ch-hsueh.github.io/typemes-Meigret/facs/M1548/010.png"&gt;&lt;a class="page" href="M1548_12.html"&gt;Page suivante&lt;/a&gt; - &lt;a class="page" href="M1548_1.html"&gt;Menu&lt;/a&gt; - &lt;a class="page" href="M1548_10.html"&gt;Page précédente&lt;/a&gt;</text:p>
          </table:table-cell>
          <table:table-cell/>
          <table:table-cell table:formula="of:=&quot;&lt;p&gt;&quot;&amp;[.$A$1]&amp;[.E12]&amp;[.$L$1]&amp;&quot;Page &quot;&amp;[.C13]&amp;&quot;&lt;/a&gt;&lt;/p&gt;&quot;" office:value-type="string" office:string-value="&lt;p&gt;&lt;a class=&quot;page&quot; href=&quot;M1548_12.html&quot;&gt;Page 011&lt;/a&gt;&lt;/p&gt;" calcext:value-type="string">
            <text:p>&lt;p&gt;&lt;a class="page" href="M1548_12.html"&gt;Page 011&lt;/a&gt;&lt;/p&gt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&lt;img src="https://ch-hsueh.github.io/typemes-Meigret/facs/M1548/</text:p>
          </table:table-cell>
          <table:table-cell office:value-type="string" calcext:value-type="string">
            <text:p>011</text:p>
          </table:table-cell>
          <table:table-cell table:formula="of:=[.$A$2]" office:value-type="string" office:string-value=".png&quot;&gt;&lt;a class=&quot;page&quot; href=&quot;M1548_" calcext:value-type="string">
            <text:p>.png"&gt;&lt;a class="page" href="M1548_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.html"&gt;Page suivante&lt;/a&gt; - &lt;a class="page" href="M1548_1.html"&gt;Menu&lt;/a&gt; - &lt;a class="page" href="M1548_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.html"&gt;Page précédente&lt;/a&gt;</text:p>
          </table:table-cell>
          <table:table-cell table:formula="of:=[.B13]&amp;[.C13]&amp;[.D13]&amp;[.E13]&amp;[.F13]&amp;[.G13]&amp;[.H13]" office:value-type="string" office:string-value="&lt;img src=&quot;https://ch-hsueh.github.io/typemes-Meigret/facs/M1548/011.png&quot;&gt;&lt;a class=&quot;page&quot; href=&quot;M1548_13.html&quot;&gt;Page suivante&lt;/a&gt; - &lt;a class=&quot;page&quot; href=&quot;M1548_1.html&quot;&gt;Menu&lt;/a&gt; - &lt;a class=&quot;page&quot; href=&quot;M1548_11.html&quot;&gt;Page précédente&lt;/a&gt;" calcext:value-type="string">
            <text:p>&lt;img src="https://ch-hsueh.github.io/typemes-Meigret/facs/M1548/011.png"&gt;&lt;a class="page" href="M1548_13.html"&gt;Page suivante&lt;/a&gt; - &lt;a class="page" href="M1548_1.html"&gt;Menu&lt;/a&gt; - &lt;a class="page" href="M1548_11.html"&gt;Page précédente&lt;/a&gt;</text:p>
          </table:table-cell>
          <table:table-cell/>
          <table:table-cell table:formula="of:=&quot;&lt;p&gt;&quot;&amp;[.$A$1]&amp;[.E13]&amp;[.$L$1]&amp;&quot;Page &quot;&amp;[.C14]&amp;&quot;&lt;/a&gt;&lt;/p&gt;&quot;" office:value-type="string" office:string-value="&lt;p&gt;&lt;a class=&quot;page&quot; href=&quot;M1548_13.html&quot;&gt;Page 012&lt;/a&gt;&lt;/p&gt;" calcext:value-type="string">
            <text:p>&lt;p&gt;&lt;a class="page" href="M1548_13.html"&gt;Page 012&lt;/a&gt;&lt;/p&gt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&lt;img src="https://ch-hsueh.github.io/typemes-Meigret/facs/M1548/</text:p>
          </table:table-cell>
          <table:table-cell office:value-type="string" calcext:value-type="string">
            <text:p>012</text:p>
          </table:table-cell>
          <table:table-cell table:formula="of:=[.$A$2]" office:value-type="string" office:string-value=".png&quot;&gt;&lt;a class=&quot;page&quot; href=&quot;M1548_" calcext:value-type="string">
            <text:p>.png"&gt;&lt;a class="page" href="M1548_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.html"&gt;Page suivante&lt;/a&gt; - &lt;a class="page" href="M1548_1.html"&gt;Menu&lt;/a&gt; - &lt;a class="page" href="M1548_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.html"&gt;Page précédente&lt;/a&gt;</text:p>
          </table:table-cell>
          <table:table-cell table:formula="of:=[.B14]&amp;[.C14]&amp;[.D14]&amp;[.E14]&amp;[.F14]&amp;[.G14]&amp;[.H14]" office:value-type="string" office:string-value="&lt;img src=&quot;https://ch-hsueh.github.io/typemes-Meigret/facs/M1548/012.png&quot;&gt;&lt;a class=&quot;page&quot; href=&quot;M1548_14.html&quot;&gt;Page suivante&lt;/a&gt; - &lt;a class=&quot;page&quot; href=&quot;M1548_1.html&quot;&gt;Menu&lt;/a&gt; - &lt;a class=&quot;page&quot; href=&quot;M1548_12.html&quot;&gt;Page précédente&lt;/a&gt;" calcext:value-type="string">
            <text:p>&lt;img src="https://ch-hsueh.github.io/typemes-Meigret/facs/M1548/012.png"&gt;&lt;a class="page" href="M1548_14.html"&gt;Page suivante&lt;/a&gt; - &lt;a class="page" href="M1548_1.html"&gt;Menu&lt;/a&gt; - &lt;a class="page" href="M1548_12.html"&gt;Page précédente&lt;/a&gt;</text:p>
          </table:table-cell>
          <table:table-cell/>
          <table:table-cell table:formula="of:=&quot;&lt;p&gt;&quot;&amp;[.$A$1]&amp;[.E14]&amp;[.$L$1]&amp;&quot;Page &quot;&amp;[.C15]&amp;&quot;&lt;/a&gt;&lt;/p&gt;&quot;" office:value-type="string" office:string-value="&lt;p&gt;&lt;a class=&quot;page&quot; href=&quot;M1548_14.html&quot;&gt;Page 013&lt;/a&gt;&lt;/p&gt;" calcext:value-type="string">
            <text:p>&lt;p&gt;&lt;a class="page" href="M1548_14.html"&gt;Page 013&lt;/a&gt;&lt;/p&gt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&lt;img src="https://ch-hsueh.github.io/typemes-Meigret/facs/M1548/</text:p>
          </table:table-cell>
          <table:table-cell office:value-type="string" calcext:value-type="string">
            <text:p>013</text:p>
          </table:table-cell>
          <table:table-cell table:formula="of:=[.$A$2]" office:value-type="string" office:string-value=".png&quot;&gt;&lt;a class=&quot;page&quot; href=&quot;M1548_" calcext:value-type="string">
            <text:p>.png"&gt;&lt;a class="page" href="M1548_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.html"&gt;Page suivante&lt;/a&gt; - &lt;a class="page" href="M1548_1.html"&gt;Menu&lt;/a&gt; - &lt;a class="page" href="M1548_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.html"&gt;Page précédente&lt;/a&gt;</text:p>
          </table:table-cell>
          <table:table-cell table:formula="of:=[.B15]&amp;[.C15]&amp;[.D15]&amp;[.E15]&amp;[.F15]&amp;[.G15]&amp;[.H15]" office:value-type="string" office:string-value="&lt;img src=&quot;https://ch-hsueh.github.io/typemes-Meigret/facs/M1548/013.png&quot;&gt;&lt;a class=&quot;page&quot; href=&quot;M1548_15.html&quot;&gt;Page suivante&lt;/a&gt; - &lt;a class=&quot;page&quot; href=&quot;M1548_1.html&quot;&gt;Menu&lt;/a&gt; - &lt;a class=&quot;page&quot; href=&quot;M1548_13.html&quot;&gt;Page précédente&lt;/a&gt;" calcext:value-type="string">
            <text:p>&lt;img src="https://ch-hsueh.github.io/typemes-Meigret/facs/M1548/013.png"&gt;&lt;a class="page" href="M1548_15.html"&gt;Page suivante&lt;/a&gt; - &lt;a class="page" href="M1548_1.html"&gt;Menu&lt;/a&gt; - &lt;a class="page" href="M1548_13.html"&gt;Page précédente&lt;/a&gt;</text:p>
          </table:table-cell>
          <table:table-cell/>
          <table:table-cell table:formula="of:=&quot;&lt;p&gt;&quot;&amp;[.$A$1]&amp;[.E15]&amp;[.$L$1]&amp;&quot;Page &quot;&amp;[.C16]&amp;&quot;&lt;/a&gt;&lt;/p&gt;&quot;" office:value-type="string" office:string-value="&lt;p&gt;&lt;a class=&quot;page&quot; href=&quot;M1548_15.html&quot;&gt;Page 014&lt;/a&gt;&lt;/p&gt;" calcext:value-type="string">
            <text:p>&lt;p&gt;&lt;a class="page" href="M1548_15.html"&gt;Page 014&lt;/a&gt;&lt;/p&gt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&lt;img src="https://ch-hsueh.github.io/typemes-Meigret/facs/M1548/</text:p>
          </table:table-cell>
          <table:table-cell office:value-type="string" calcext:value-type="string">
            <text:p>014</text:p>
          </table:table-cell>
          <table:table-cell table:formula="of:=[.$A$2]" office:value-type="string" office:string-value=".png&quot;&gt;&lt;a class=&quot;page&quot; href=&quot;M1548_" calcext:value-type="string">
            <text:p>.png"&gt;&lt;a class="page" href="M1548_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.html"&gt;Page suivante&lt;/a&gt; - &lt;a class="page" href="M1548_1.html"&gt;Menu&lt;/a&gt; - &lt;a class="page" href="M1548_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.html"&gt;Page précédente&lt;/a&gt;</text:p>
          </table:table-cell>
          <table:table-cell table:formula="of:=[.B16]&amp;[.C16]&amp;[.D16]&amp;[.E16]&amp;[.F16]&amp;[.G16]&amp;[.H16]" office:value-type="string" office:string-value="&lt;img src=&quot;https://ch-hsueh.github.io/typemes-Meigret/facs/M1548/014.png&quot;&gt;&lt;a class=&quot;page&quot; href=&quot;M1548_16.html&quot;&gt;Page suivante&lt;/a&gt; - &lt;a class=&quot;page&quot; href=&quot;M1548_1.html&quot;&gt;Menu&lt;/a&gt; - &lt;a class=&quot;page&quot; href=&quot;M1548_14.html&quot;&gt;Page précédente&lt;/a&gt;" calcext:value-type="string">
            <text:p>&lt;img src="https://ch-hsueh.github.io/typemes-Meigret/facs/M1548/014.png"&gt;&lt;a class="page" href="M1548_16.html"&gt;Page suivante&lt;/a&gt; - &lt;a class="page" href="M1548_1.html"&gt;Menu&lt;/a&gt; - &lt;a class="page" href="M1548_14.html"&gt;Page précédente&lt;/a&gt;</text:p>
          </table:table-cell>
          <table:table-cell/>
          <table:table-cell table:formula="of:=&quot;&lt;p&gt;&quot;&amp;[.$A$1]&amp;[.E16]&amp;[.$L$1]&amp;&quot;Page &quot;&amp;[.C17]&amp;&quot;&lt;/a&gt;&lt;/p&gt;&quot;" office:value-type="string" office:string-value="&lt;p&gt;&lt;a class=&quot;page&quot; href=&quot;M1548_16.html&quot;&gt;Page 015&lt;/a&gt;&lt;/p&gt;" calcext:value-type="string">
            <text:p>&lt;p&gt;&lt;a class="page" href="M1548_16.html"&gt;Page 015&lt;/a&gt;&lt;/p&gt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&lt;img src="https://ch-hsueh.github.io/typemes-Meigret/facs/M1548/</text:p>
          </table:table-cell>
          <table:table-cell office:value-type="string" calcext:value-type="string">
            <text:p>015</text:p>
          </table:table-cell>
          <table:table-cell table:formula="of:=[.$A$2]" office:value-type="string" office:string-value=".png&quot;&gt;&lt;a class=&quot;page&quot; href=&quot;M1548_" calcext:value-type="string">
            <text:p>.png"&gt;&lt;a class="page" href="M1548_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.html"&gt;Page suivante&lt;/a&gt; - &lt;a class="page" href="M1548_1.html"&gt;Menu&lt;/a&gt; - &lt;a class="page" href="M1548_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.html"&gt;Page précédente&lt;/a&gt;</text:p>
          </table:table-cell>
          <table:table-cell table:formula="of:=[.B17]&amp;[.C17]&amp;[.D17]&amp;[.E17]&amp;[.F17]&amp;[.G17]&amp;[.H17]" office:value-type="string" office:string-value="&lt;img src=&quot;https://ch-hsueh.github.io/typemes-Meigret/facs/M1548/015.png&quot;&gt;&lt;a class=&quot;page&quot; href=&quot;M1548_17.html&quot;&gt;Page suivante&lt;/a&gt; - &lt;a class=&quot;page&quot; href=&quot;M1548_1.html&quot;&gt;Menu&lt;/a&gt; - &lt;a class=&quot;page&quot; href=&quot;M1548_15.html&quot;&gt;Page précédente&lt;/a&gt;" calcext:value-type="string">
            <text:p>&lt;img src="https://ch-hsueh.github.io/typemes-Meigret/facs/M1548/015.png"&gt;&lt;a class="page" href="M1548_17.html"&gt;Page suivante&lt;/a&gt; - &lt;a class="page" href="M1548_1.html"&gt;Menu&lt;/a&gt; - &lt;a class="page" href="M1548_15.html"&gt;Page précédente&lt;/a&gt;</text:p>
          </table:table-cell>
          <table:table-cell/>
          <table:table-cell table:formula="of:=&quot;&lt;p&gt;&quot;&amp;[.$A$1]&amp;[.E17]&amp;[.$L$1]&amp;&quot;Page &quot;&amp;[.C18]&amp;&quot;&lt;/a&gt;&lt;/p&gt;&quot;" office:value-type="string" office:string-value="&lt;p&gt;&lt;a class=&quot;page&quot; href=&quot;M1548_17.html&quot;&gt;Page 016&lt;/a&gt;&lt;/p&gt;" calcext:value-type="string">
            <text:p>&lt;p&gt;&lt;a class="page" href="M1548_17.html"&gt;Page 016&lt;/a&gt;&lt;/p&gt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&lt;img src="https://ch-hsueh.github.io/typemes-Meigret/facs/M1548/</text:p>
          </table:table-cell>
          <table:table-cell office:value-type="string" calcext:value-type="string">
            <text:p>016</text:p>
          </table:table-cell>
          <table:table-cell table:formula="of:=[.$A$2]" office:value-type="string" office:string-value=".png&quot;&gt;&lt;a class=&quot;page&quot; href=&quot;M1548_" calcext:value-type="string">
            <text:p>.png"&gt;&lt;a class="page" href="M1548_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.html"&gt;Page suivante&lt;/a&gt; - &lt;a class="page" href="M1548_1.html"&gt;Menu&lt;/a&gt; - &lt;a class="page" href="M1548_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.html"&gt;Page précédente&lt;/a&gt;</text:p>
          </table:table-cell>
          <table:table-cell table:formula="of:=[.B18]&amp;[.C18]&amp;[.D18]&amp;[.E18]&amp;[.F18]&amp;[.G18]&amp;[.H18]" office:value-type="string" office:string-value="&lt;img src=&quot;https://ch-hsueh.github.io/typemes-Meigret/facs/M1548/016.png&quot;&gt;&lt;a class=&quot;page&quot; href=&quot;M1548_18.html&quot;&gt;Page suivante&lt;/a&gt; - &lt;a class=&quot;page&quot; href=&quot;M1548_1.html&quot;&gt;Menu&lt;/a&gt; - &lt;a class=&quot;page&quot; href=&quot;M1548_16.html&quot;&gt;Page précédente&lt;/a&gt;" calcext:value-type="string">
            <text:p>&lt;img src="https://ch-hsueh.github.io/typemes-Meigret/facs/M1548/016.png"&gt;&lt;a class="page" href="M1548_18.html"&gt;Page suivante&lt;/a&gt; - &lt;a class="page" href="M1548_1.html"&gt;Menu&lt;/a&gt; - &lt;a class="page" href="M1548_16.html"&gt;Page précédente&lt;/a&gt;</text:p>
          </table:table-cell>
          <table:table-cell/>
          <table:table-cell table:formula="of:=&quot;&lt;p&gt;&quot;&amp;[.$A$1]&amp;[.E18]&amp;[.$L$1]&amp;&quot;Page &quot;&amp;[.C19]&amp;&quot;&lt;/a&gt;&lt;/p&gt;&quot;" office:value-type="string" office:string-value="&lt;p&gt;&lt;a class=&quot;page&quot; href=&quot;M1548_18.html&quot;&gt;Page 017&lt;/a&gt;&lt;/p&gt;" calcext:value-type="string">
            <text:p>&lt;p&gt;&lt;a class="page" href="M1548_18.html"&gt;Page 017&lt;/a&gt;&lt;/p&gt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&lt;img src="https://ch-hsueh.github.io/typemes-Meigret/facs/M1548/</text:p>
          </table:table-cell>
          <table:table-cell office:value-type="string" calcext:value-type="string">
            <text:p>017</text:p>
          </table:table-cell>
          <table:table-cell table:formula="of:=[.$A$2]" office:value-type="string" office:string-value=".png&quot;&gt;&lt;a class=&quot;page&quot; href=&quot;M1548_" calcext:value-type="string">
            <text:p>.png"&gt;&lt;a class="page" href="M1548_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.html"&gt;Page suivante&lt;/a&gt; - &lt;a class="page" href="M1548_1.html"&gt;Menu&lt;/a&gt; - &lt;a class="page" href="M1548_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.html"&gt;Page précédente&lt;/a&gt;</text:p>
          </table:table-cell>
          <table:table-cell table:formula="of:=[.B19]&amp;[.C19]&amp;[.D19]&amp;[.E19]&amp;[.F19]&amp;[.G19]&amp;[.H19]" office:value-type="string" office:string-value="&lt;img src=&quot;https://ch-hsueh.github.io/typemes-Meigret/facs/M1548/017.png&quot;&gt;&lt;a class=&quot;page&quot; href=&quot;M1548_19.html&quot;&gt;Page suivante&lt;/a&gt; - &lt;a class=&quot;page&quot; href=&quot;M1548_1.html&quot;&gt;Menu&lt;/a&gt; - &lt;a class=&quot;page&quot; href=&quot;M1548_17.html&quot;&gt;Page précédente&lt;/a&gt;" calcext:value-type="string">
            <text:p>&lt;img src="https://ch-hsueh.github.io/typemes-Meigret/facs/M1548/017.png"&gt;&lt;a class="page" href="M1548_19.html"&gt;Page suivante&lt;/a&gt; - &lt;a class="page" href="M1548_1.html"&gt;Menu&lt;/a&gt; - &lt;a class="page" href="M1548_17.html"&gt;Page précédente&lt;/a&gt;</text:p>
          </table:table-cell>
          <table:table-cell/>
          <table:table-cell table:formula="of:=&quot;&lt;p&gt;&quot;&amp;[.$A$1]&amp;[.E19]&amp;[.$L$1]&amp;&quot;Page &quot;&amp;[.C20]&amp;&quot;&lt;/a&gt;&lt;/p&gt;&quot;" office:value-type="string" office:string-value="&lt;p&gt;&lt;a class=&quot;page&quot; href=&quot;M1548_19.html&quot;&gt;Page 018&lt;/a&gt;&lt;/p&gt;" calcext:value-type="string">
            <text:p>&lt;p&gt;&lt;a class="page" href="M1548_19.html"&gt;Page 018&lt;/a&gt;&lt;/p&gt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&lt;img src="https://ch-hsueh.github.io/typemes-Meigret/facs/M1548/</text:p>
          </table:table-cell>
          <table:table-cell office:value-type="string" calcext:value-type="string">
            <text:p>018</text:p>
          </table:table-cell>
          <table:table-cell table:formula="of:=[.$A$2]" office:value-type="string" office:string-value=".png&quot;&gt;&lt;a class=&quot;page&quot; href=&quot;M1548_" calcext:value-type="string">
            <text:p>.png"&gt;&lt;a class="page" href="M1548_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.html"&gt;Page suivante&lt;/a&gt; - &lt;a class="page" href="M1548_1.html"&gt;Menu&lt;/a&gt; - &lt;a class="page" href="M1548_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.html"&gt;Page précédente&lt;/a&gt;</text:p>
          </table:table-cell>
          <table:table-cell table:formula="of:=[.B20]&amp;[.C20]&amp;[.D20]&amp;[.E20]&amp;[.F20]&amp;[.G20]&amp;[.H20]" office:value-type="string" office:string-value="&lt;img src=&quot;https://ch-hsueh.github.io/typemes-Meigret/facs/M1548/018.png&quot;&gt;&lt;a class=&quot;page&quot; href=&quot;M1548_20.html&quot;&gt;Page suivante&lt;/a&gt; - &lt;a class=&quot;page&quot; href=&quot;M1548_1.html&quot;&gt;Menu&lt;/a&gt; - &lt;a class=&quot;page&quot; href=&quot;M1548_18.html&quot;&gt;Page précédente&lt;/a&gt;" calcext:value-type="string">
            <text:p>&lt;img src="https://ch-hsueh.github.io/typemes-Meigret/facs/M1548/018.png"&gt;&lt;a class="page" href="M1548_20.html"&gt;Page suivante&lt;/a&gt; - &lt;a class="page" href="M1548_1.html"&gt;Menu&lt;/a&gt; - &lt;a class="page" href="M1548_18.html"&gt;Page précédente&lt;/a&gt;</text:p>
          </table:table-cell>
          <table:table-cell/>
          <table:table-cell table:formula="of:=&quot;&lt;p&gt;&quot;&amp;[.$A$1]&amp;[.E20]&amp;[.$L$1]&amp;&quot;Page &quot;&amp;[.C21]&amp;&quot;&lt;/a&gt;&lt;/p&gt;&quot;" office:value-type="string" office:string-value="&lt;p&gt;&lt;a class=&quot;page&quot; href=&quot;M1548_20.html&quot;&gt;Page 019&lt;/a&gt;&lt;/p&gt;" calcext:value-type="string">
            <text:p>&lt;p&gt;&lt;a class="page" href="M1548_20.html"&gt;Page 019&lt;/a&gt;&lt;/p&gt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&lt;img src="https://ch-hsueh.github.io/typemes-Meigret/facs/M1548/</text:p>
          </table:table-cell>
          <table:table-cell office:value-type="string" calcext:value-type="string">
            <text:p>019</text:p>
          </table:table-cell>
          <table:table-cell table:formula="of:=[.$A$2]" office:value-type="string" office:string-value=".png&quot;&gt;&lt;a class=&quot;page&quot; href=&quot;M1548_" calcext:value-type="string">
            <text:p>.png"&gt;&lt;a class="page" href="M1548_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.html"&gt;Page suivante&lt;/a&gt; - &lt;a class="page" href="M1548_1.html"&gt;Menu&lt;/a&gt; - &lt;a class="page" href="M1548_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.html"&gt;Page précédente&lt;/a&gt;</text:p>
          </table:table-cell>
          <table:table-cell table:formula="of:=[.B21]&amp;[.C21]&amp;[.D21]&amp;[.E21]&amp;[.F21]&amp;[.G21]&amp;[.H21]" office:value-type="string" office:string-value="&lt;img src=&quot;https://ch-hsueh.github.io/typemes-Meigret/facs/M1548/019.png&quot;&gt;&lt;a class=&quot;page&quot; href=&quot;M1548_21.html&quot;&gt;Page suivante&lt;/a&gt; - &lt;a class=&quot;page&quot; href=&quot;M1548_1.html&quot;&gt;Menu&lt;/a&gt; - &lt;a class=&quot;page&quot; href=&quot;M1548_19.html&quot;&gt;Page précédente&lt;/a&gt;" calcext:value-type="string">
            <text:p>&lt;img src="https://ch-hsueh.github.io/typemes-Meigret/facs/M1548/019.png"&gt;&lt;a class="page" href="M1548_21.html"&gt;Page suivante&lt;/a&gt; - &lt;a class="page" href="M1548_1.html"&gt;Menu&lt;/a&gt; - &lt;a class="page" href="M1548_19.html"&gt;Page précédente&lt;/a&gt;</text:p>
          </table:table-cell>
          <table:table-cell/>
          <table:table-cell table:formula="of:=&quot;&lt;p&gt;&quot;&amp;[.$A$1]&amp;[.E21]&amp;[.$L$1]&amp;&quot;Page &quot;&amp;[.C22]&amp;&quot;&lt;/a&gt;&lt;/p&gt;&quot;" office:value-type="string" office:string-value="&lt;p&gt;&lt;a class=&quot;page&quot; href=&quot;M1548_21.html&quot;&gt;Page 020&lt;/a&gt;&lt;/p&gt;" calcext:value-type="string">
            <text:p>&lt;p&gt;&lt;a class="page" href="M1548_21.html"&gt;Page 020&lt;/a&gt;&lt;/p&gt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&lt;img src="https://ch-hsueh.github.io/typemes-Meigret/facs/M1548/</text:p>
          </table:table-cell>
          <table:table-cell office:value-type="string" calcext:value-type="string">
            <text:p>020</text:p>
          </table:table-cell>
          <table:table-cell table:formula="of:=[.$A$2]" office:value-type="string" office:string-value=".png&quot;&gt;&lt;a class=&quot;page&quot; href=&quot;M1548_" calcext:value-type="string">
            <text:p>.png"&gt;&lt;a class="page" href="M1548_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.html"&gt;Page suivante&lt;/a&gt; - &lt;a class="page" href="M1548_1.html"&gt;Menu&lt;/a&gt; - &lt;a class="page" href="M1548_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.html"&gt;Page précédente&lt;/a&gt;</text:p>
          </table:table-cell>
          <table:table-cell table:formula="of:=[.B22]&amp;[.C22]&amp;[.D22]&amp;[.E22]&amp;[.F22]&amp;[.G22]&amp;[.H22]" office:value-type="string" office:string-value="&lt;img src=&quot;https://ch-hsueh.github.io/typemes-Meigret/facs/M1548/020.png&quot;&gt;&lt;a class=&quot;page&quot; href=&quot;M1548_22.html&quot;&gt;Page suivante&lt;/a&gt; - &lt;a class=&quot;page&quot; href=&quot;M1548_1.html&quot;&gt;Menu&lt;/a&gt; - &lt;a class=&quot;page&quot; href=&quot;M1548_20.html&quot;&gt;Page précédente&lt;/a&gt;" calcext:value-type="string">
            <text:p>&lt;img src="https://ch-hsueh.github.io/typemes-Meigret/facs/M1548/020.png"&gt;&lt;a class="page" href="M1548_22.html"&gt;Page suivante&lt;/a&gt; - &lt;a class="page" href="M1548_1.html"&gt;Menu&lt;/a&gt; - &lt;a class="page" href="M1548_20.html"&gt;Page précédente&lt;/a&gt;</text:p>
          </table:table-cell>
          <table:table-cell/>
          <table:table-cell table:formula="of:=&quot;&lt;p&gt;&quot;&amp;[.$A$1]&amp;[.E22]&amp;[.$L$1]&amp;&quot;Page &quot;&amp;[.C23]&amp;&quot;&lt;/a&gt;&lt;/p&gt;&quot;" office:value-type="string" office:string-value="&lt;p&gt;&lt;a class=&quot;page&quot; href=&quot;M1548_22.html&quot;&gt;Page 021&lt;/a&gt;&lt;/p&gt;" calcext:value-type="string">
            <text:p>&lt;p&gt;&lt;a class="page" href="M1548_22.html"&gt;Page 021&lt;/a&gt;&lt;/p&gt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&lt;img src="https://ch-hsueh.github.io/typemes-Meigret/facs/M1548/</text:p>
          </table:table-cell>
          <table:table-cell office:value-type="string" calcext:value-type="string">
            <text:p>021</text:p>
          </table:table-cell>
          <table:table-cell table:formula="of:=[.$A$2]" office:value-type="string" office:string-value=".png&quot;&gt;&lt;a class=&quot;page&quot; href=&quot;M1548_" calcext:value-type="string">
            <text:p>.png"&gt;&lt;a class="page" href="M1548_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.html"&gt;Page suivante&lt;/a&gt; - &lt;a class="page" href="M1548_1.html"&gt;Menu&lt;/a&gt; - &lt;a class="page" href="M1548_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.html"&gt;Page précédente&lt;/a&gt;</text:p>
          </table:table-cell>
          <table:table-cell table:formula="of:=[.B23]&amp;[.C23]&amp;[.D23]&amp;[.E23]&amp;[.F23]&amp;[.G23]&amp;[.H23]" office:value-type="string" office:string-value="&lt;img src=&quot;https://ch-hsueh.github.io/typemes-Meigret/facs/M1548/021.png&quot;&gt;&lt;a class=&quot;page&quot; href=&quot;M1548_23.html&quot;&gt;Page suivante&lt;/a&gt; - &lt;a class=&quot;page&quot; href=&quot;M1548_1.html&quot;&gt;Menu&lt;/a&gt; - &lt;a class=&quot;page&quot; href=&quot;M1548_21.html&quot;&gt;Page précédente&lt;/a&gt;" calcext:value-type="string">
            <text:p>&lt;img src="https://ch-hsueh.github.io/typemes-Meigret/facs/M1548/021.png"&gt;&lt;a class="page" href="M1548_23.html"&gt;Page suivante&lt;/a&gt; - &lt;a class="page" href="M1548_1.html"&gt;Menu&lt;/a&gt; - &lt;a class="page" href="M1548_21.html"&gt;Page précédente&lt;/a&gt;</text:p>
          </table:table-cell>
          <table:table-cell/>
          <table:table-cell table:formula="of:=&quot;&lt;p&gt;&quot;&amp;[.$A$1]&amp;[.E23]&amp;[.$L$1]&amp;&quot;Page &quot;&amp;[.C24]&amp;&quot;&lt;/a&gt;&lt;/p&gt;&quot;" office:value-type="string" office:string-value="&lt;p&gt;&lt;a class=&quot;page&quot; href=&quot;M1548_23.html&quot;&gt;Page 022&lt;/a&gt;&lt;/p&gt;" calcext:value-type="string">
            <text:p>&lt;p&gt;&lt;a class="page" href="M1548_23.html"&gt;Page 022&lt;/a&gt;&lt;/p&gt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&lt;img src="https://ch-hsueh.github.io/typemes-Meigret/facs/M1548/</text:p>
          </table:table-cell>
          <table:table-cell office:value-type="string" calcext:value-type="string">
            <text:p>022</text:p>
          </table:table-cell>
          <table:table-cell table:formula="of:=[.$A$2]" office:value-type="string" office:string-value=".png&quot;&gt;&lt;a class=&quot;page&quot; href=&quot;M1548_" calcext:value-type="string">
            <text:p>.png"&gt;&lt;a class="page" href="M1548_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.html"&gt;Page suivante&lt;/a&gt; - &lt;a class="page" href="M1548_1.html"&gt;Menu&lt;/a&gt; - &lt;a class="page" href="M1548_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.html"&gt;Page précédente&lt;/a&gt;</text:p>
          </table:table-cell>
          <table:table-cell table:formula="of:=[.B24]&amp;[.C24]&amp;[.D24]&amp;[.E24]&amp;[.F24]&amp;[.G24]&amp;[.H24]" office:value-type="string" office:string-value="&lt;img src=&quot;https://ch-hsueh.github.io/typemes-Meigret/facs/M1548/022.png&quot;&gt;&lt;a class=&quot;page&quot; href=&quot;M1548_24.html&quot;&gt;Page suivante&lt;/a&gt; - &lt;a class=&quot;page&quot; href=&quot;M1548_1.html&quot;&gt;Menu&lt;/a&gt; - &lt;a class=&quot;page&quot; href=&quot;M1548_22.html&quot;&gt;Page précédente&lt;/a&gt;" calcext:value-type="string">
            <text:p>&lt;img src="https://ch-hsueh.github.io/typemes-Meigret/facs/M1548/022.png"&gt;&lt;a class="page" href="M1548_24.html"&gt;Page suivante&lt;/a&gt; - &lt;a class="page" href="M1548_1.html"&gt;Menu&lt;/a&gt; - &lt;a class="page" href="M1548_22.html"&gt;Page précédente&lt;/a&gt;</text:p>
          </table:table-cell>
          <table:table-cell/>
          <table:table-cell table:formula="of:=&quot;&lt;p&gt;&quot;&amp;[.$A$1]&amp;[.E24]&amp;[.$L$1]&amp;&quot;Page &quot;&amp;[.C25]&amp;&quot;&lt;/a&gt;&lt;/p&gt;&quot;" office:value-type="string" office:string-value="&lt;p&gt;&lt;a class=&quot;page&quot; href=&quot;M1548_24.html&quot;&gt;Page 023&lt;/a&gt;&lt;/p&gt;" calcext:value-type="string">
            <text:p>&lt;p&gt;&lt;a class="page" href="M1548_24.html"&gt;Page 023&lt;/a&gt;&lt;/p&gt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&lt;img src="https://ch-hsueh.github.io/typemes-Meigret/facs/M1548/</text:p>
          </table:table-cell>
          <table:table-cell office:value-type="string" calcext:value-type="string">
            <text:p>023</text:p>
          </table:table-cell>
          <table:table-cell table:formula="of:=[.$A$2]" office:value-type="string" office:string-value=".png&quot;&gt;&lt;a class=&quot;page&quot; href=&quot;M1548_" calcext:value-type="string">
            <text:p>.png"&gt;&lt;a class="page" href="M1548_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.html"&gt;Page suivante&lt;/a&gt; - &lt;a class="page" href="M1548_1.html"&gt;Menu&lt;/a&gt; - &lt;a class="page" href="M1548_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.html"&gt;Page précédente&lt;/a&gt;</text:p>
          </table:table-cell>
          <table:table-cell table:formula="of:=[.B25]&amp;[.C25]&amp;[.D25]&amp;[.E25]&amp;[.F25]&amp;[.G25]&amp;[.H25]" office:value-type="string" office:string-value="&lt;img src=&quot;https://ch-hsueh.github.io/typemes-Meigret/facs/M1548/023.png&quot;&gt;&lt;a class=&quot;page&quot; href=&quot;M1548_25.html&quot;&gt;Page suivante&lt;/a&gt; - &lt;a class=&quot;page&quot; href=&quot;M1548_1.html&quot;&gt;Menu&lt;/a&gt; - &lt;a class=&quot;page&quot; href=&quot;M1548_23.html&quot;&gt;Page précédente&lt;/a&gt;" calcext:value-type="string">
            <text:p>&lt;img src="https://ch-hsueh.github.io/typemes-Meigret/facs/M1548/023.png"&gt;&lt;a class="page" href="M1548_25.html"&gt;Page suivante&lt;/a&gt; - &lt;a class="page" href="M1548_1.html"&gt;Menu&lt;/a&gt; - &lt;a class="page" href="M1548_23.html"&gt;Page précédente&lt;/a&gt;</text:p>
          </table:table-cell>
          <table:table-cell/>
          <table:table-cell table:formula="of:=&quot;&lt;p&gt;&quot;&amp;[.$A$1]&amp;[.E25]&amp;[.$L$1]&amp;&quot;Page &quot;&amp;[.C26]&amp;&quot;&lt;/a&gt;&lt;/p&gt;&quot;" office:value-type="string" office:string-value="&lt;p&gt;&lt;a class=&quot;page&quot; href=&quot;M1548_25.html&quot;&gt;Page 024&lt;/a&gt;&lt;/p&gt;" calcext:value-type="string">
            <text:p>&lt;p&gt;&lt;a class="page" href="M1548_25.html"&gt;Page 024&lt;/a&gt;&lt;/p&gt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&lt;img src="https://ch-hsueh.github.io/typemes-Meigret/facs/M1548/</text:p>
          </table:table-cell>
          <table:table-cell office:value-type="string" calcext:value-type="string">
            <text:p>024</text:p>
          </table:table-cell>
          <table:table-cell table:formula="of:=[.$A$2]" office:value-type="string" office:string-value=".png&quot;&gt;&lt;a class=&quot;page&quot; href=&quot;M1548_" calcext:value-type="string">
            <text:p>.png"&gt;&lt;a class="page" href="M1548_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.html"&gt;Page suivante&lt;/a&gt; - &lt;a class="page" href="M1548_1.html"&gt;Menu&lt;/a&gt; - &lt;a class="page" href="M1548_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.html"&gt;Page précédente&lt;/a&gt;</text:p>
          </table:table-cell>
          <table:table-cell table:formula="of:=[.B26]&amp;[.C26]&amp;[.D26]&amp;[.E26]&amp;[.F26]&amp;[.G26]&amp;[.H26]" office:value-type="string" office:string-value="&lt;img src=&quot;https://ch-hsueh.github.io/typemes-Meigret/facs/M1548/024.png&quot;&gt;&lt;a class=&quot;page&quot; href=&quot;M1548_26.html&quot;&gt;Page suivante&lt;/a&gt; - &lt;a class=&quot;page&quot; href=&quot;M1548_1.html&quot;&gt;Menu&lt;/a&gt; - &lt;a class=&quot;page&quot; href=&quot;M1548_24.html&quot;&gt;Page précédente&lt;/a&gt;" calcext:value-type="string">
            <text:p>&lt;img src="https://ch-hsueh.github.io/typemes-Meigret/facs/M1548/024.png"&gt;&lt;a class="page" href="M1548_26.html"&gt;Page suivante&lt;/a&gt; - &lt;a class="page" href="M1548_1.html"&gt;Menu&lt;/a&gt; - &lt;a class="page" href="M1548_24.html"&gt;Page précédente&lt;/a&gt;</text:p>
          </table:table-cell>
          <table:table-cell/>
          <table:table-cell table:formula="of:=&quot;&lt;p&gt;&quot;&amp;[.$A$1]&amp;[.E26]&amp;[.$L$1]&amp;&quot;Page &quot;&amp;[.C27]&amp;&quot;&lt;/a&gt;&lt;/p&gt;&quot;" office:value-type="string" office:string-value="&lt;p&gt;&lt;a class=&quot;page&quot; href=&quot;M1548_26.html&quot;&gt;Page 025&lt;/a&gt;&lt;/p&gt;" calcext:value-type="string">
            <text:p>&lt;p&gt;&lt;a class="page" href="M1548_26.html"&gt;Page 025&lt;/a&gt;&lt;/p&gt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&lt;img src="https://ch-hsueh.github.io/typemes-Meigret/facs/M1548/</text:p>
          </table:table-cell>
          <table:table-cell office:value-type="string" calcext:value-type="string">
            <text:p>025</text:p>
          </table:table-cell>
          <table:table-cell table:formula="of:=[.$A$2]" office:value-type="string" office:string-value=".png&quot;&gt;&lt;a class=&quot;page&quot; href=&quot;M1548_" calcext:value-type="string">
            <text:p>.png"&gt;&lt;a class="page" href="M1548_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.html"&gt;Page suivante&lt;/a&gt; - &lt;a class="page" href="M1548_1.html"&gt;Menu&lt;/a&gt; - &lt;a class="page" href="M1548_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.html"&gt;Page précédente&lt;/a&gt;</text:p>
          </table:table-cell>
          <table:table-cell table:formula="of:=[.B27]&amp;[.C27]&amp;[.D27]&amp;[.E27]&amp;[.F27]&amp;[.G27]&amp;[.H27]" office:value-type="string" office:string-value="&lt;img src=&quot;https://ch-hsueh.github.io/typemes-Meigret/facs/M1548/025.png&quot;&gt;&lt;a class=&quot;page&quot; href=&quot;M1548_27.html&quot;&gt;Page suivante&lt;/a&gt; - &lt;a class=&quot;page&quot; href=&quot;M1548_1.html&quot;&gt;Menu&lt;/a&gt; - &lt;a class=&quot;page&quot; href=&quot;M1548_25.html&quot;&gt;Page précédente&lt;/a&gt;" calcext:value-type="string">
            <text:p>&lt;img src="https://ch-hsueh.github.io/typemes-Meigret/facs/M1548/025.png"&gt;&lt;a class="page" href="M1548_27.html"&gt;Page suivante&lt;/a&gt; - &lt;a class="page" href="M1548_1.html"&gt;Menu&lt;/a&gt; - &lt;a class="page" href="M1548_25.html"&gt;Page précédente&lt;/a&gt;</text:p>
          </table:table-cell>
          <table:table-cell/>
          <table:table-cell table:formula="of:=&quot;&lt;p&gt;&quot;&amp;[.$A$1]&amp;[.E27]&amp;[.$L$1]&amp;&quot;Page &quot;&amp;[.C28]&amp;&quot;&lt;/a&gt;&lt;/p&gt;&quot;" office:value-type="string" office:string-value="&lt;p&gt;&lt;a class=&quot;page&quot; href=&quot;M1548_27.html&quot;&gt;Page 026&lt;/a&gt;&lt;/p&gt;" calcext:value-type="string">
            <text:p>&lt;p&gt;&lt;a class="page" href="M1548_27.html"&gt;Page 026&lt;/a&gt;&lt;/p&gt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&lt;img src="https://ch-hsueh.github.io/typemes-Meigret/facs/M1548/</text:p>
          </table:table-cell>
          <table:table-cell office:value-type="string" calcext:value-type="string">
            <text:p>026</text:p>
          </table:table-cell>
          <table:table-cell table:formula="of:=[.$A$2]" office:value-type="string" office:string-value=".png&quot;&gt;&lt;a class=&quot;page&quot; href=&quot;M1548_" calcext:value-type="string">
            <text:p>.png"&gt;&lt;a class="page" href="M1548_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.html"&gt;Page suivante&lt;/a&gt; - &lt;a class="page" href="M1548_1.html"&gt;Menu&lt;/a&gt; - &lt;a class="page" href="M1548_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.html"&gt;Page précédente&lt;/a&gt;</text:p>
          </table:table-cell>
          <table:table-cell table:formula="of:=[.B28]&amp;[.C28]&amp;[.D28]&amp;[.E28]&amp;[.F28]&amp;[.G28]&amp;[.H28]" office:value-type="string" office:string-value="&lt;img src=&quot;https://ch-hsueh.github.io/typemes-Meigret/facs/M1548/026.png&quot;&gt;&lt;a class=&quot;page&quot; href=&quot;M1548_28.html&quot;&gt;Page suivante&lt;/a&gt; - &lt;a class=&quot;page&quot; href=&quot;M1548_1.html&quot;&gt;Menu&lt;/a&gt; - &lt;a class=&quot;page&quot; href=&quot;M1548_26.html&quot;&gt;Page précédente&lt;/a&gt;" calcext:value-type="string">
            <text:p>&lt;img src="https://ch-hsueh.github.io/typemes-Meigret/facs/M1548/026.png"&gt;&lt;a class="page" href="M1548_28.html"&gt;Page suivante&lt;/a&gt; - &lt;a class="page" href="M1548_1.html"&gt;Menu&lt;/a&gt; - &lt;a class="page" href="M1548_26.html"&gt;Page précédente&lt;/a&gt;</text:p>
          </table:table-cell>
          <table:table-cell/>
          <table:table-cell table:formula="of:=&quot;&lt;p&gt;&quot;&amp;[.$A$1]&amp;[.E28]&amp;[.$L$1]&amp;&quot;Page &quot;&amp;[.C29]&amp;&quot;&lt;/a&gt;&lt;/p&gt;&quot;" office:value-type="string" office:string-value="&lt;p&gt;&lt;a class=&quot;page&quot; href=&quot;M1548_28.html&quot;&gt;Page 027&lt;/a&gt;&lt;/p&gt;" calcext:value-type="string">
            <text:p>&lt;p&gt;&lt;a class="page" href="M1548_28.html"&gt;Page 027&lt;/a&gt;&lt;/p&gt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&lt;img src="https://ch-hsueh.github.io/typemes-Meigret/facs/M1548/</text:p>
          </table:table-cell>
          <table:table-cell office:value-type="string" calcext:value-type="string">
            <text:p>027</text:p>
          </table:table-cell>
          <table:table-cell table:formula="of:=[.$A$2]" office:value-type="string" office:string-value=".png&quot;&gt;&lt;a class=&quot;page&quot; href=&quot;M1548_" calcext:value-type="string">
            <text:p>.png"&gt;&lt;a class="page" href="M1548_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.html"&gt;Page suivante&lt;/a&gt; - &lt;a class="page" href="M1548_1.html"&gt;Menu&lt;/a&gt; - &lt;a class="page" href="M1548_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.html"&gt;Page précédente&lt;/a&gt;</text:p>
          </table:table-cell>
          <table:table-cell table:formula="of:=[.B29]&amp;[.C29]&amp;[.D29]&amp;[.E29]&amp;[.F29]&amp;[.G29]&amp;[.H29]" office:value-type="string" office:string-value="&lt;img src=&quot;https://ch-hsueh.github.io/typemes-Meigret/facs/M1548/027.png&quot;&gt;&lt;a class=&quot;page&quot; href=&quot;M1548_29.html&quot;&gt;Page suivante&lt;/a&gt; - &lt;a class=&quot;page&quot; href=&quot;M1548_1.html&quot;&gt;Menu&lt;/a&gt; - &lt;a class=&quot;page&quot; href=&quot;M1548_27.html&quot;&gt;Page précédente&lt;/a&gt;" calcext:value-type="string">
            <text:p>&lt;img src="https://ch-hsueh.github.io/typemes-Meigret/facs/M1548/027.png"&gt;&lt;a class="page" href="M1548_29.html"&gt;Page suivante&lt;/a&gt; - &lt;a class="page" href="M1548_1.html"&gt;Menu&lt;/a&gt; - &lt;a class="page" href="M1548_27.html"&gt;Page précédente&lt;/a&gt;</text:p>
          </table:table-cell>
          <table:table-cell/>
          <table:table-cell table:formula="of:=&quot;&lt;p&gt;&quot;&amp;[.$A$1]&amp;[.E29]&amp;[.$L$1]&amp;&quot;Page &quot;&amp;[.C30]&amp;&quot;&lt;/a&gt;&lt;/p&gt;&quot;" office:value-type="string" office:string-value="&lt;p&gt;&lt;a class=&quot;page&quot; href=&quot;M1548_29.html&quot;&gt;Page 028&lt;/a&gt;&lt;/p&gt;" calcext:value-type="string">
            <text:p>&lt;p&gt;&lt;a class="page" href="M1548_29.html"&gt;Page 028&lt;/a&gt;&lt;/p&gt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&lt;img src="https://ch-hsueh.github.io/typemes-Meigret/facs/M1548/</text:p>
          </table:table-cell>
          <table:table-cell office:value-type="string" calcext:value-type="string">
            <text:p>028</text:p>
          </table:table-cell>
          <table:table-cell table:formula="of:=[.$A$2]" office:value-type="string" office:string-value=".png&quot;&gt;&lt;a class=&quot;page&quot; href=&quot;M1548_" calcext:value-type="string">
            <text:p>.png"&gt;&lt;a class="page" href="M1548_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.html"&gt;Page suivante&lt;/a&gt; - &lt;a class="page" href="M1548_1.html"&gt;Menu&lt;/a&gt; - &lt;a class="page" href="M1548_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.html"&gt;Page précédente&lt;/a&gt;</text:p>
          </table:table-cell>
          <table:table-cell table:formula="of:=[.B30]&amp;[.C30]&amp;[.D30]&amp;[.E30]&amp;[.F30]&amp;[.G30]&amp;[.H30]" office:value-type="string" office:string-value="&lt;img src=&quot;https://ch-hsueh.github.io/typemes-Meigret/facs/M1548/028.png&quot;&gt;&lt;a class=&quot;page&quot; href=&quot;M1548_30.html&quot;&gt;Page suivante&lt;/a&gt; - &lt;a class=&quot;page&quot; href=&quot;M1548_1.html&quot;&gt;Menu&lt;/a&gt; - &lt;a class=&quot;page&quot; href=&quot;M1548_28.html&quot;&gt;Page précédente&lt;/a&gt;" calcext:value-type="string">
            <text:p>&lt;img src="https://ch-hsueh.github.io/typemes-Meigret/facs/M1548/028.png"&gt;&lt;a class="page" href="M1548_30.html"&gt;Page suivante&lt;/a&gt; - &lt;a class="page" href="M1548_1.html"&gt;Menu&lt;/a&gt; - &lt;a class="page" href="M1548_28.html"&gt;Page précédente&lt;/a&gt;</text:p>
          </table:table-cell>
          <table:table-cell/>
          <table:table-cell table:formula="of:=&quot;&lt;p&gt;&quot;&amp;[.$A$1]&amp;[.E30]&amp;[.$L$1]&amp;&quot;Page &quot;&amp;[.C31]&amp;&quot;&lt;/a&gt;&lt;/p&gt;&quot;" office:value-type="string" office:string-value="&lt;p&gt;&lt;a class=&quot;page&quot; href=&quot;M1548_30.html&quot;&gt;Page 029&lt;/a&gt;&lt;/p&gt;" calcext:value-type="string">
            <text:p>&lt;p&gt;&lt;a class="page" href="M1548_30.html"&gt;Page 029&lt;/a&gt;&lt;/p&gt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029</text:p>
          </table:table-cell>
          <table:table-cell table:style-name="Default"/>
          <table:table-cell table:number-columns-repeated="8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JhengHei" svg:font-family="'Microsoft Jheng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JhengHei" style:font-family-asian="'Microsoft Jheng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2T12:53:55.116000000</meta:creation-date>
    <dc:date>2018-06-12T19:08:51.423000000</dc:date>
    <meta:editing-duration>PT6H14M56S</meta:editing-duration>
    <meta:editing-cycles>2</meta:editing-cycles>
    <meta:generator>LibreOffice/5.4.7.2$Windows_X86_64 LibreOffice_project/c838ef25c16710f8838b1faec480ebba495259d0</meta:generator>
    <meta:document-statistic meta:table-count="1" meta:cell-count="261" meta:object-count="0"/>
  </office:meta>
</office:document-meta>
</file>